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3F000002C131D7398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="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362cm" svg:height="18.643cm" svg:x="0.87cm" svg:y="-0.178cm">
          <draw:image xlink:href="Pictures/100000000000033F000002C131D73982.png" xlink:type="simple" xlink:show="embed" xlink:actuate="onLoad">
            <text:p/>
          </draw:image>
        </draw:frame>
        <draw:g>
          <draw:ellipse draw:style-name="gr2" draw:text-style-name="P1" draw:layer="layout" svg:width="2.854cm" svg:height="2.661cm" svg:x="4.854cm" svg:y="3.618cm">
            <text:p/>
          </draw:ellipse>
          <draw:custom-shape draw:style-name="gr3" draw:text-style-name="P1" draw:layer="layout" svg:width="0.523cm" svg:height="0.509cm" svg:x="4.58cm" svg:y="4.76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23cm" svg:height="0.509cm" draw:transform="rotate (-3.12850268420043) translate (7.923cm 5.3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ellipse draw:style-name="gr2" draw:text-style-name="P1" draw:layer="layout" svg:width="2.854cm" svg:height="2.661cm" svg:x="4.853cm" svg:y="3.594cm">
              <text:p/>
            </draw:ellipse>
            <draw:custom-shape draw:style-name="gr3" draw:text-style-name="P1" draw:layer="layout" svg:width="0.523cm" svg:height="0.509cm" svg:x="4.579cm" svg:y="4.74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523cm" svg:height="0.509cm" draw:transform="rotate (-3.12850268420043) translate (7.922cm 5.30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4" draw:text-style-name="P2" draw:layer="layout" svg:width="3.664cm" svg:height="0.727cm" svg:x="4.481cm" svg:y="3.575cm">
            <draw:text-box>
              <text:p text:style-name="P2"><text:span text:style-name="T1">thread of control</text:span></text:p>
            </draw:text-box>
          </draw:frame>
        </draw:g>
        <draw:g>
          <draw:g>
            <draw:ellipse draw:style-name="gr2" draw:text-style-name="P1" draw:layer="layout" svg:width="2.854cm" svg:height="2.661cm" svg:x="14.053cm" svg:y="3.69cm">
              <text:p/>
            </draw:ellipse>
            <draw:custom-shape draw:style-name="gr3" draw:text-style-name="P1" draw:layer="layout" svg:width="0.523cm" svg:height="0.509cm" svg:x="13.779cm" svg:y="4.83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523cm" svg:height="0.509cm" draw:transform="rotate (-3.12850268420043) translate (17.122cm 5.40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4" draw:text-style-name="P2" draw:layer="layout" svg:width="3.664cm" svg:height="0.727cm" svg:x="13.681cm" svg:y="3.671cm">
            <draw:text-box>
              <text:p text:style-name="P2"><text:span text:style-name="T1">thread of control</text:span></text:p>
            </draw:text-box>
          </draw:frame>
        </draw:g>
        <draw:g>
          <draw:g>
            <draw:ellipse draw:style-name="gr2" draw:text-style-name="P1" draw:layer="layout" svg:width="2.854cm" svg:height="2.661cm" svg:x="9.665cm" svg:y="9.126cm">
              <text:p/>
            </draw:ellipse>
            <draw:custom-shape draw:style-name="gr3" draw:text-style-name="P1" draw:layer="layout" svg:width="0.523cm" svg:height="0.509cm" svg:x="9.391cm" svg:y="10.2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523cm" svg:height="0.509cm" draw:transform="rotate (-3.12850268420043) translate (12.734cm 10.83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4" draw:text-style-name="P2" draw:layer="layout" svg:width="3.664cm" svg:height="0.727cm" svg:x="9.293cm" svg:y="9.107cm">
            <draw:text-box>
              <text:p text:style-name="P2"><text:span text:style-name="T1">thread of contro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k Rentz-Reichert</meta:initial-creator>
    <meta:creation-date>2013-04-11T16:05:30.15</meta:creation-date>
    <dc:date>2013-04-11T18:15:23.94</dc:date>
    <dc:creator>Henrik Rentz-Reichert</dc:creator>
    <meta:editing-duration>PT2H9M53S</meta:editing-duration>
    <meta:editing-cycles>2</meta:editing-cycles>
    <meta:generator>OpenOffice.org/3.4.1$Win32 OpenOffice.org_project/341m1$Build-9593</meta:generator>
    <meta:document-statistic meta:object-count="23"/>
  </office:meta>
</office:document-meta>
</file>